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paragraph-properties fo:line-height="150%"/>
      <style:text-properties officeooo:rsid="001b8c2c" officeooo:paragraph-rsid="001b8c2c"/>
    </style:style>
    <style:style style:name="P2" style:family="paragraph" style:parent-style-name="Standard" style:list-style-name="L1">
      <style:paragraph-properties fo:line-height="150%"/>
      <style:text-properties officeooo:rsid="001bd22e" officeooo:paragraph-rsid="001bd22e"/>
    </style:style>
    <style:style style:name="P3" style:family="paragraph" style:parent-style-name="Standard" style:list-style-name="L1">
      <style:paragraph-properties fo:line-height="150%"/>
      <style:text-properties officeooo:rsid="001da13d" officeooo:paragraph-rsid="001da13d"/>
    </style:style>
    <style:style style:name="P4" style:family="paragraph" style:parent-style-name="Standard" style:list-style-name="L1">
      <style:paragraph-properties fo:line-height="150%"/>
      <style:text-properties officeooo:rsid="001da9a8" officeooo:paragraph-rsid="001da9a8"/>
    </style:style>
    <style:style style:name="P5" style:family="paragraph" style:parent-style-name="Standard" style:list-style-name="L1">
      <style:paragraph-properties fo:line-height="150%"/>
      <style:text-properties officeooo:rsid="001f8ac7" officeooo:paragraph-rsid="001f8ac7"/>
    </style:style>
    <style:style style:name="P6" style:family="paragraph" style:parent-style-name="Standard" style:list-style-name="L1">
      <style:paragraph-properties fo:line-height="150%"/>
      <style:text-properties officeooo:rsid="001f8ac7" officeooo:paragraph-rsid="0020c71e"/>
    </style:style>
    <style:style style:name="P7" style:family="paragraph" style:parent-style-name="Standard" style:list-style-name="L1">
      <style:paragraph-properties fo:line-height="150%"/>
      <style:text-properties officeooo:rsid="0020c71e" officeooo:paragraph-rsid="0020c71e"/>
    </style:style>
    <style:style style:name="T1" style:family="text">
      <style:text-properties officeooo:rsid="001da9a8"/>
    </style:style>
    <style:style style:name="T2" style:family="text">
      <style:text-properties officeooo:rsid="0020c71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11998179" text:style-name="L1">
        <text:list-item>
          <text:p text:style-name="P1">Student</text:p>
          <text:list>
            <text:list-item>
              <text:p text:style-name="P4">get StudentID</text:p>
            </text:list-item>
            <text:list-item>
              <text:p text:style-name="P4">get <text:span text:style-name="T2">EnrolledDegree</text:span></text:p>
            </text:list-item>
            <text:list-item>
              <text:p text:style-name="P7">get EnrolledModules</text:p>
            </text:list-item>
          </text:list>
        </text:list-item>
        <text:list-item>
          <text:p text:style-name="P1">Assesment</text:p>
          <text:list>
            <text:list-item>
              <text:p text:style-name="P4">get AssesmentID</text:p>
            </text:list-item>
            <text:list-item>
              <text:p text:style-name="P5">get AssesmentMark</text:p>
            </text:list-item>
            <text:list-item>
              <text:p text:style-name="P5">get AssesmentWeight</text:p>
            </text:list-item>
            <text:list-item>
              <text:p text:style-name="P5">Calculate contribution to ModuleScore</text:p>
            </text:list-item>
          </text:list>
        </text:list-item>
        <text:list-item>
          <text:p text:style-name="P1">Module</text:p>
          <text:list>
            <text:list-item>
              <text:p text:style-name="P4">get ModuleID</text:p>
            </text:list-item>
            <text:list-item>
              <text:p text:style-name="P7">getModuleMark</text:p>
            </text:list-item>
            <text:list-item>
              <text:p text:style-name="P5">get ModuleWeight</text:p>
            </text:list-item>
            <text:list-item>
              <text:p text:style-name="P6">Calculate contribution to <text:span text:style-name="T2">Degree</text:span>Score</text:p>
            </text:list-item>
          </text:list>
        </text:list-item>
        <text:list-item>
          <text:p text:style-name="P3">We<text:span text:style-name="T1">ight</text:span></text:p>
          <text:list>
            <text:list-item>
              <text:p text:style-name="P4">get Weight for relevant class (assesment, module)</text:p>
            </text:list-item>
            <text:list-item>
              <text:p text:style-name="P5">Assesment and module inherit from it</text:p>
            </text:list-item>
          </text:list>
        </text:list-item>
        <text:list-item>
          <text:p text:style-name="P2">ID (superclass)</text:p>
          <text:list>
            <text:list-item>
              <text:p text:style-name="P3">prompt for ID</text:p>
            </text:list-item>
            <text:list-item>
              <text:p text:style-name="P3">search that ID in the relevant table(module, assesment, student etc.)</text:p>
            </text:list-item>
            <text:list-item>
              <text:p text:style-name="P3">All relevant classes inherit from it</text:p>
            </text:list-item>
          </text:list>
        </text:list-item>
        <text:list-item>
          <text:p text:style-name="P4">Calculator</text:p>
          <text:list>
            <text:list-item>
              <text:p text:style-name="P5">calculate module score</text:p>
            </text:list-item>
            <text:list-item>
              <text:p text:style-name="P5">calculate degree score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 xmlns:officeooo="http://openoffice.org/2009/office" xmlns:css3t="http://www.w3.org/TR/css3-text/" xmlns:xhtml="http://www.w3.org/1999/xhtml" xmlns:formx="urn:openoffice:names:experimental:ooxml-odf-interop:xmlns:form:1.0" xmlns:xsi="http://www.w3.org/2001/XMLSchema-instance" xmlns:xsd="http://www.w3.org/2001/XMLSchema" xmlns:chart="urn:oasis:names:tc:opendocument:xmlns:chart:1.0" xmlns:svg="urn:oasis:names:tc:opendocument:xmlns:svg-compatible:1.0" xmlns:text="urn:oasis:names:tc:opendocument:xmlns:text:1.0" xmlns:oooc="http://openoffice.org/2004/calc" xmlns:style="urn:oasis:names:tc:opendocument:xmlns:style:1.0" xmlns:ooow="http://openoffice.org/2004/writer" xmlns:rpt="http://openoffice.org/2005/report" xmlns:draw="urn:oasis:names:tc:opendocument:xmlns:drawing:1.0" xmlns:config="urn:oasis:names:tc:opendocument:xmlns:config:1.0" xmlns:fo="urn:oasis:names:tc:opendocument:xmlns:xsl-fo-compatibl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forms="http://www.w3.org/2002/xforms">
    <dc:date>2026-03-26T10:37:54.524787425</dc:date>
    <meta:editing-duration>PT23M17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24" meta:word-count="94" meta:character-count="540" meta:non-whitespace-character-count="494"/>
  </office:meta>
</office:document-meta>
</file>